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Standard">
      <style:text-properties officeooo:rsid="00022d7c" officeooo:paragraph-rsid="00022d7c"/>
    </style:style>
    <style:style style:name="P5" style:family="paragraph" style:parent-style-name="Text_20_body">
      <style:text-properties officeooo:rsid="00022d7c" officeooo:paragraph-rsid="00022d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query all columns for American cities in the <text:span text:style-name="Source_20_Text">CITY</text:span> table with populations larger than 100,000, you can use the following SQL statement:</text:p>
      <text:p text:style-name="P1"><text:span text:style-name="Source_20_Text">SELECT *</text:span></text:p>
      <text:p text:style-name="P2"><text:span text:style-name="Source_20_Text">FROM CITY</text:span></text:p>
      <text:p text:style-name="P3"><text:span text:style-name="Source_20_Text">WHERE COUNTRYCODE = 'USA' AND POPULATION &gt; 100000;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2:01:13.604463345</meta:creation-date>
    <dc:date>2024-10-16T12:02:00.806500394</dc:date>
    <meta:editing-duration>PT51S</meta:editing-duration>
    <meta:editing-cycles>1</meta:editing-cycles>
    <meta:document-statistic meta:table-count="0" meta:image-count="0" meta:object-count="0" meta:page-count="1" meta:paragraph-count="4" meta:word-count="35" meta:character-count="204" meta:non-whitespace-character-count="173"/>
    <meta:generator>LibreOffice/24.2.6.2$Linux_X86_64 LibreOffice_project/420$Build-2</meta:generator>
  </office:meta>
</office:document-meta>
</file>